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69851839" calcext:value-type="float">
            <text:p>6769851839</text:p>
          </table:table-cell>
          <table:table-cell office:value-type="float" office:value="6.769" calcext:value-type="float">
            <text:p>6.7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33282544" calcext:value-type="float">
            <text:p>3433282544</text:p>
          </table:table-cell>
          <table:table-cell office:value-type="float" office:value="3.433" calcext:value-type="float">
            <text:p>3.4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21781100" calcext:value-type="float">
            <text:p>3821781100</text:p>
          </table:table-cell>
          <table:table-cell office:value-type="float" office:value="3.821" calcext:value-type="float">
            <text:p>3.8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83399758" calcext:value-type="float">
            <text:p>2883399758</text:p>
          </table:table-cell>
          <table:table-cell office:value-type="float" office:value="2.883" calcext:value-type="float">
            <text:p>2.8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58521295" calcext:value-type="float">
            <text:p>2358521295</text:p>
          </table:table-cell>
          <table:table-cell office:value-type="float" office:value="2.358" calcext:value-type="float">
            <text:p>2.3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82040870" calcext:value-type="float">
            <text:p>2082040870</text:p>
          </table:table-cell>
          <table:table-cell office:value-type="float" office:value="2.082" calcext:value-type="float">
            <text:p>2.0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67038274" calcext:value-type="float">
            <text:p>1967038274</text:p>
          </table:table-cell>
          <table:table-cell office:value-type="float" office:value="1.967" calcext:value-type="float">
            <text:p>1.9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64284940" calcext:value-type="float">
            <text:p>2164284940</text:p>
          </table:table-cell>
          <table:table-cell office:value-type="float" office:value="2.164" calcext:value-type="float">
            <text:p>2.1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26272211" calcext:value-type="float">
            <text:p>2326272211</text:p>
          </table:table-cell>
          <table:table-cell office:value-type="float" office:value="2.326" calcext:value-type="float">
            <text:p>2.3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61429479" calcext:value-type="float">
            <text:p>2261429479</text:p>
          </table:table-cell>
          <table:table-cell office:value-type="float" office:value="2.261" calcext:value-type="float">
            <text:p>2.2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81490301" calcext:value-type="float">
            <text:p>1981490301</text:p>
          </table:table-cell>
          <table:table-cell office:value-type="float" office:value="1.981" calcext:value-type="float">
            <text:p>1.9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60013268" calcext:value-type="float">
            <text:p>2060013268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73707932" calcext:value-type="float">
            <text:p>2173707932</text:p>
          </table:table-cell>
          <table:table-cell office:value-type="float" office:value="2.173" calcext:value-type="float">
            <text:p>2.1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93041466" calcext:value-type="float">
            <text:p>2393041466</text:p>
          </table:table-cell>
          <table:table-cell office:value-type="float" office:value="2.393" calcext:value-type="float">
            <text:p>2.3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22:05:36.822988883</meta:creation-date>
    <dc:date>2015-03-02T22:19:38.531008720</dc:date>
    <meta:editing-duration>PT12M53S</meta:editing-duration>
    <meta:editing-cycles>3</meta:editing-cycles>
    <meta:generator>LibreOffice/4.2.7.2$Linux_X86_64 LibreOffice_project/420m0$Build-2</meta:generator>
    <meta:document-statistic meta:table-count="1" meta:cell-count="60" meta:object-count="0"/>
  </office:meta>
</office:document-meta>
</file>